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2" style:family="paragraph" style:parent-style-name="Text_20_body">
      <style:text-properties officeooo:paragraph-rsid="0098237e"/>
    </style:style>
    <style:style style:name="P3" style:family="paragraph" style:parent-style-name="Text_20_body" style:list-style-name="L1">
      <style:text-properties officeooo:paragraph-rsid="0098237e"/>
    </style:style>
    <style:style style:name="P4" style:family="paragraph" style:parent-style-name="Heading_20_1">
      <style:paragraph-properties fo:padding="0.049cm" fo:border-left="none" fo:border-right="none" fo:border-top="0.06pt solid #000000" fo:border-bottom="none"/>
    </style:style>
    <style:style style:name="P5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language="it" fo:country="IT"/>
    </style:style>
    <style:style style:name="P7" style:family="paragraph" style:parent-style-name="Text_20_body">
      <style:text-properties fo:language="it" fo:country="IT" fo:font-weight="bold" style:font-weight-asian="bold" style:font-weight-complex="bold"/>
    </style:style>
    <style:style style:name="T1" style:family="text">
      <style:text-properties officeooo:rsid="006e0ac2"/>
    </style:style>
    <style:style style:name="T2" style:family="text">
      <style:text-properties officeooo:rsid="006f8b69"/>
    </style:style>
    <style:style style:name="T3" style:family="text">
      <style:text-properties style:font-name="Times New Roman" fo:font-size="11pt" fo:language="it" fo:country="IT" fo:font-style="normal" officeooo:rsid="0098237e" style:font-size-asian="12pt" style:font-style-asian="normal" style:font-size-complex="12pt" style:font-style-complex="normal"/>
    </style:style>
    <style:style style:name="T4" style:family="text">
      <style:text-properties style:font-name="Times New Roman" fo:font-size="11pt" fo:language="it" fo:country="IT" fo:font-style="normal" officeooo:rsid="008d2729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1pt" fo:language="it" fo:country="IT" fo:font-style="normal" officeooo:rsid="008f163c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1pt" fo:language="it" fo:country="IT" fo:font-style="italic" officeooo:rsid="008f163c" style:font-size-asian="12pt" style:font-style-asian="italic" style:font-size-complex="12pt" style:font-style-complex="italic"/>
    </style:style>
    <style:style style:name="T7" style:family="text">
      <style:text-properties style:font-name="Times New Roman" fo:font-size="11pt" fo:language="it" fo:country="IT" fo:font-style="normal" officeooo:rsid="00928fad" style:font-size-asian="12pt" style:font-style-asian="normal" style:font-size-complex="12pt" style:font-style-complex="normal"/>
    </style:style>
    <style:style style:name="T8" style:family="text">
      <style:text-properties style:font-name="Times New Roman" fo:font-size="11pt" fo:language="it" fo:country="IT" fo:font-style="normal" officeooo:rsid="008f9622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1pt" fo:language="it" fo:country="IT" fo:font-style="italic" officeooo:rsid="0098237e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1pt" fo:language="it" fo:country="IT" fo:font-style="normal" officeooo:rsid="0090a620" style:font-size-asian="12pt" style:font-style-asian="normal" style:font-size-complex="12pt" style:font-style-complex="normal"/>
    </style:style>
    <style:style style:name="T11" style:family="text">
      <style:text-properties style:font-name="Times New Roman" fo:font-size="11pt" fo:language="it" fo:country="IT" fo:font-style="normal" officeooo:rsid="0092fc89" style:font-size-asian="12pt" style:font-style-asian="normal" style:font-size-complex="12pt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omanda </text:span><text:span text:style-name="T2">(punti 8/30)</text:span></text:h>
      <text:p text:style-name="P2"><text:span text:style-name="T3">In questo quesito r</text:span><text:span text:style-name="T4">iflettiamo </text:span><text:span text:style-name="T5">sulla documentazione tecnica – cioè non gestionale – associata a</text:span><text:span text:style-name="T3">llo svolgimento di</text:span><text:span text:style-name="T5"> un progetto (</text:span><text:span text:style-name="T6">project</text:span><text:span text:style-name="T5">) di sviluppo </text:span><text:span text:style-name="T6">software</text:span><text:span text:style-name="T5">. </text:span><text:span text:style-name="T3">Nel contesto </text:span><text:span text:style-name="T5">professional</text:span><text:span text:style-name="T3">e</text:span><text:span text:style-name="T5">, </text:span><text:span text:style-name="T7">m</text:span><text:span text:style-name="T5">olto si discute </text:span><text:span text:style-name="T8">sul </text:span><text:span text:style-name="T5">rapporto costi/benefici associato alla produzione e manutenzione </text:span><text:span text:style-name="T3">di quel tipo di documentazione</text:span><text:span text:style-name="T5">. Usando criticamente la vostra esperienza </text:span><text:span text:style-name="T7">SWE </text:span><text:span text:style-name="T3">ed eventualmente anche quella di </text:span><text:span text:style-name="T9">stage</text:span><text:span text:style-name="T5">, </text:span><text:span text:style-name="T3">e riferendovi a contesto di </text:span><text:span text:style-name="T10">progetto reale, </text:span><text:span text:style-name="T3">simile per complessità ed estensione</text:span><text:span text:style-name="T10"> al vostro progetto didattico, </text:span><text:span text:style-name="T11">ma professionale per </text:span><text:span text:style-name="T3">aspettative,</text:span><text:span text:style-name="T11"> </text:span><text:span text:style-name="T8">provate a: </text:span></text:p>
      <text:list text:style-name="L1">
        <text:list-item>
          <text:p text:style-name="P3"><text:span text:style-name="T7">specificare </text:span><text:span text:style-name="T10">quali documenti tecnici sia necessario </text:span><text:span text:style-name="T3">(cioè non opzionale)</text:span><text:span text:style-name="T10"> produrre; </text:span></text:p>
        </text:list-item>
        <text:list-item>
          <text:p text:style-name="P3"><text:span text:style-name="T7">delineare </text:span><text:span text:style-name="T10">quali contenuti </text:span><text:span text:style-name="T3">ciascuno di quei documenti </text:span><text:span text:style-name="T10">dovrebbe avere per garantire massima efficacia d’uso e massima efficienza di redazione; </text:span></text:p>
        </text:list-item>
        <text:list-item>
          <text:p text:style-name="P3"><text:span text:style-name="T7">indicare </text:span><text:span text:style-name="T10">in quali </text:span><text:span text:style-name="T11">punti </text:span><text:span text:style-name="T10">del calendario di progetto </text:span><text:span text:style-name="T11">essi</text:span><text:span text:style-name="T10"> dovrebbero essere prodotti, </text:span><text:span text:style-name="T3">rilasciati, ed eventualmente aggiornati</text:span><text:span text:style-name="T10">.</text:span></text:p>
        </text:list-item>
      </text:list>
      <text:h text:style-name="P4" text:outline-level="1">Risposta</text:h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loext:hyphenation-keep-line="false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2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2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2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2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2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2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2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loext:num-list-format="%2%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loext:num-list-format="%3%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loext:num-list-format="%4%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loext:num-list-format="%5%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loext:num-list-format="%6%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loext:num-list-format="%7%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loext:num-list-format="%8%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loext:num-list-format="%9%" text:bullet-char="•">
        <style:list-level-properties text:space-before="5.08cm" text:min-label-width="0.635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loext:num-list-format="%1%)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4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4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4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4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4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4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4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1">
        <style:list-level-properties text:min-label-width="0.499cm"/>
      </text:list-level-style-number>
      <text:list-level-style-number text:level="2" text:style-name="RTF_5f_Num_20_5_20_2" loext:num-list-format="%2%." style:num-suffix="." style:num-format="1">
        <style:list-level-properties text:space-before="0.501cm" text:min-label-width="0.499cm"/>
      </text:list-level-style-number>
      <text:list-level-style-number text:level="3" text:style-name="RTF_5f_Num_20_5_20_3" loext:num-list-format="%3%." style:num-suffix="." style:num-format="1">
        <style:list-level-properties text:space-before="1cm" text:min-label-width="0.499cm"/>
      </text:list-level-style-number>
      <text:list-level-style-number text:level="4" text:style-name="RTF_5f_Num_20_5_20_4" loext:num-list-format="%4%." style:num-suffix="." style:num-format="1">
        <style:list-level-properties text:space-before="1.501cm" text:min-label-width="0.499cm"/>
      </text:list-level-style-number>
      <text:list-level-style-number text:level="5" text:style-name="RTF_5f_Num_20_5_20_5" loext:num-list-format="%5%." style:num-suffix="." style:num-format="1">
        <style:list-level-properties text:space-before="2cm" text:min-label-width="0.499cm"/>
      </text:list-level-style-number>
      <text:list-level-style-number text:level="6" text:style-name="RTF_5f_Num_20_5_20_6" loext:num-list-format="%6%." style:num-suffix="." style:num-format="1">
        <style:list-level-properties text:space-before="2.501cm" text:min-label-width="0.499cm"/>
      </text:list-level-style-number>
      <text:list-level-style-number text:level="7" text:style-name="RTF_5f_Num_20_5_20_7" loext:num-list-format="%7%." style:num-suffix="." style:num-format="1">
        <style:list-level-properties text:space-before="3.001cm" text:min-label-width="0.499cm"/>
      </text:list-level-style-number>
      <text:list-level-style-number text:level="8" text:style-name="RTF_5f_Num_20_5_20_8" loext:num-list-format="%8%." style:num-suffix="." style:num-format="1">
        <style:list-level-properties text:space-before="3.502cm" text:min-label-width="0.499cm"/>
      </text:list-level-style-number>
      <text:list-level-style-number text:level="9" text:style-name="RTF_5f_Num_20_5_20_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635cm"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87436c"/>
    </style:style>
    <style:style style:name="MT3" style:family="text">
      <style:text-properties officeooo:rsid="0049638b"/>
    </style:style>
    <style:style style:name="MT4" style:family="text">
      <style:text-properties officeooo:rsid="006f8b69"/>
    </style:style>
    <style:style style:name="MT5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MT6" style:family="text">
      <style:text-properties style:font-name="Arial2" fo:font-size="10.5pt" fo:language="it" fo:country="IT" fo:font-weight="bold" officeooo:rsid="0098237e" style:font-size-asian="10pt" style:font-size-complex="10pt"/>
    </style:style>
    <style:style style:name="MT7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8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9" style:family="text">
      <style:text-properties fo:font-size="9pt" fo:language="it" fo:country="IT" style:font-size-asian="9pt" style:font-size-complex="9pt"/>
    </style:style>
    <style:style style:name="MT10" style:family="text">
      <style:text-properties fo:color="#82210d" loext:opacity="100%" fo:language="it" fo:country="IT" officeooo:rsid="0042a9b6"/>
    </style:style>
    <style:style style:name="MT11" style:family="text">
      <style:text-properties fo:color="#82210d" loext:opacity="100%" fo:language="it" fo:country="IT" officeooo:rsid="0075bb3d"/>
    </style:style>
    <style:style style:name="MT12" style:family="text">
      <style:text-properties fo:color="#82210d" loext:opacity="100%" fo:language="it" fo:country="IT" officeooo:rsid="006a1f02"/>
    </style:style>
    <style:style style:name="MT13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4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V</text:span><text:span text:style-name="MT3"> prova scritta - </text:span><text:span text:style-name="MT4">parte Compito</text:span> <text:span text:style-name="MT4">(</text:span><text:span text:style-name="MT5">Teoria</text:span><text:span text:style-name="MT4">) </text:span>– <text:span text:style-name="MT6">3 settembre</text:span> 20<text:span text:style-name="MT7">2</text:span><text:span text:style-name="MT6">5</text:span></text:p>
        <text:p text:style-name="MP1"><text:span text:style-name="MT8">Istruzioni</text:span><text:span text:style-name="MT9"> <text:line-break/></text:span><text:span text:style-name="MT10">Riportare </text:span><text:span text:style-name="MT11">qui sotto </text:span><text:span text:style-name="MT10">cognome, </text:span><text:span text:style-name="MT11">nome</text:span><text:span text:style-name="MT10">, matricola, e anno di progetto didattico </text:span><text:span text:style-name="MT12">di </text:span><text:span text:style-name="MT13">tutti</text:span><text:span text:style-name="MT12"> i candidati che hanno collaborato alla risposta.</text:span></text:p>
        <text:p text:style-name="MP2">Cognom<text:span text:style-name="MT14">e</text:span>:<text:tab/>Nom<text:span text:style-name="MT14">e</text:span>:<text:tab/>Matricol<text:span text:style-name="MT14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6-03-18T17:20:15</meta:creation-date>
    <dc:date>2025-09-02T16:08:47.564665700</dc:date>
    <meta:print-date>2018-04-05T10:44:28.821000000</meta:print-date>
    <dc:language>en-US</dc:language>
    <meta:editing-cycles>785</meta:editing-cycles>
    <meta:editing-duration>P7DT12H10M42S</meta:editing-duration>
    <meta:document-statistic meta:table-count="0" meta:image-count="0" meta:object-count="0" meta:page-count="1" meta:paragraph-count="10" meta:word-count="175" meta:character-count="1266" meta:non-whitespace-character-count="1093"/>
    <meta:user-defined meta:name="Info 1"/>
    <meta:user-defined meta:name="Info 2"/>
    <meta:user-defined meta:name="Info 3"/>
    <meta:user-defined meta:name="Info 4"/>
  </office:meta>
</office:document-meta>
</file>